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1B5000000840CB4E01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기본값">
        <draw:frame draw:style-name="gr1" draw:text-style-name="P1" draw:layer="layout" svg:width="11.532cm" svg:height="3.507cm" svg:x="1.227cm" svg:y="1.736cm">
          <draw:image xlink:href="Pictures/10000200000001B5000000840CB4E0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0T19:55:33.31</meta:creation-date>
    <dc:date>2014-12-20T20:13:28.50</dc:date>
    <meta:editing-duration>PT1M</meta:editing-duration>
    <meta:editing-cycles>2</meta:editing-cycles>
    <meta:generator>OpenOffice/4.1.0$Win32 OpenOffice.org_project/410m18$Build-9764</meta:generator>
    <meta:document-statistic meta:object-count="1"/>
  </office:meta>
</office:document-meta>
</file>